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925in" table:align="left"/>
    </style:style>
    <style:style style:name="Table4.A" style:family="table-column">
      <style:table-column-properties style:column-width="5.8771in"/>
    </style:style>
    <style:style style:name="Table4.B" style:family="table-column">
      <style:table-column-properties style:column-width="0.6188in"/>
    </style:style>
    <style:style style:name="Table4.C" style:family="table-column">
      <style:table-column-properties style:column-width="0.3215in"/>
    </style:style>
    <style:style style:name="Table4.D" style:family="table-column">
      <style:table-column-properties style:column-width="0.1076in"/>
    </style:style>
    <style:style style:name="Table4.A1" style:family="table-cell">
      <style:table-cell-properties style:vertical-align="middle" fo:padding="0.0194in" fo:border="none"/>
    </style:style>
    <style:style style:name="Table4.D1" style:family="table-cell">
      <style:table-cell-properties fo:padding="0.0194in" fo:border="none"/>
    </style:style>
    <style:style style:name="Table4.D2" style:family="table-cell">
      <style:table-cell-properties fo:padding="0.0194in" fo:border="none"/>
    </style:style>
    <style:style style:name="Table4.D3" style:family="table-cell">
      <style:table-cell-properties fo:padding="0.0194in" fo:border="none"/>
    </style:style>
    <style:style style:name="Table4.D4" style:family="table-cell">
      <style:table-cell-properties fo:padding="0.0194in" fo:border="none"/>
    </style:style>
    <style:style style:name="Table5" style:family="table">
      <style:table-properties style:width="5.8382in" table:align="left"/>
    </style:style>
    <style:style style:name="Table5.A" style:family="table-column">
      <style:table-column-properties style:column-width="1.4694in"/>
    </style:style>
    <style:style style:name="Table5.B" style:family="table-column">
      <style:table-column-properties style:column-width="1.5306in"/>
    </style:style>
    <style:style style:name="Table5.C" style:family="table-column">
      <style:table-column-properties style:column-width="1.2431in"/>
    </style:style>
    <style:style style:name="Table5.D" style:family="table-column">
      <style:table-column-properties style:column-width="1.0188in"/>
    </style:style>
    <style:style style:name="Table5.E" style:family="table-column">
      <style:table-column-properties style:column-width="0.5764in"/>
    </style:style>
    <style:style style:name="Table5.A1" style:family="table-cell">
      <style:table-cell-properties style:vertical-align="middle" fo:padding="0.0194in" fo:border="none"/>
    </style:style>
    <style:style style:name="Table6" style:family="table">
      <style:table-properties style:width="5.8382in" table:align="left"/>
    </style:style>
    <style:style style:name="Table6.A" style:family="table-column">
      <style:table-column-properties style:column-width="1.0951in"/>
    </style:style>
    <style:style style:name="Table6.B" style:family="table-column">
      <style:table-column-properties style:column-width="1.4215in"/>
    </style:style>
    <style:style style:name="Table6.C" style:family="table-column">
      <style:table-column-properties style:column-width="1.3778in"/>
    </style:style>
    <style:style style:name="Table6.D" style:family="table-column">
      <style:table-column-properties style:column-width="1.1368in"/>
    </style:style>
    <style:style style:name="Table6.E" style:family="table-column">
      <style:table-column-properties style:column-width="0.8069in"/>
    </style:style>
    <style:style style:name="Table6.A1" style:family="table-cell">
      <style:table-cell-properties style:vertical-align="middle" fo:padding="0.0194in" fo:border="none"/>
    </style:style>
    <style:style style:name="Table7" style:family="table">
      <style:table-properties style:width="5.8382in" table:align="left"/>
    </style:style>
    <style:style style:name="Table7.A" style:family="table-column">
      <style:table-column-properties style:column-width="1.8903in"/>
    </style:style>
    <style:style style:name="Table7.B" style:family="table-column">
      <style:table-column-properties style:column-width="1.4819in"/>
    </style:style>
    <style:style style:name="Table7.C" style:family="table-column">
      <style:table-column-properties style:column-width="1.4875in"/>
    </style:style>
    <style:style style:name="Table7.D" style:family="table-column">
      <style:table-column-properties style:column-width="0.9785in"/>
    </style:style>
    <style:style style:name="Table7.A1" style:family="table-cell">
      <style:table-cell-properties style:vertical-align="middle" fo:padding="0.0194in" fo:border="none"/>
    </style:style>
    <style:style style:name="P1" style:family="paragraph" style:parent-style-name="Standard">
      <style:paragraph-properties fo:margin-top="0in" fo:margin-bottom="0in" style:contextual-spacing="false"/>
      <style:text-properties fo:font-size="2pt" style:font-size-asian="2pt" style:font-size-complex="2p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paragraph-properties fo:margin-top="0in" fo:margin-bottom="0in" style:contextual-spacing="false" fo:text-align="center" style:justify-single-word="false"/>
    </style:style>
    <style:style style:name="P14" style:family="paragraph" style:parent-style-name="Text_20_body">
      <style:paragraph-properties fo:margin-top="0in" fo:margin-bottom="0.1043in" style:contextual-spacing="false"/>
    </style:style>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paragraph-properties fo:text-align="start" style:justify-single-word="fals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margin-top="0in" fo:margin-bottom="0.1965in" style:contextual-spacing="false"/>
    </style:style>
    <style:style style:name="P20" style:family="paragraph" style:parent-style-name="Table_20_Contents" style:list-style-name="L4">
      <style:paragraph-properties fo:margin-top="0in" fo:margin-bottom="0.1965in" style:contextual-spacing="false"/>
    </style:style>
    <style:style style:name="P21" style:family="paragraph" style:parent-style-name="Table_20_Contents" style:list-style-name="L5">
      <style:paragraph-properties fo:margin-top="0in" fo:margin-bottom="0.1965in" style:contextual-spacing="false"/>
    </style:style>
    <style:style style:name="P22" style:family="paragraph" style:parent-style-name="Table_20_Contents">
      <style:paragraph-properties fo:margin-top="0in" fo:margin-bottom="0.1043in" style:contextual-spacing="false"/>
      <style:text-properties fo:padding="0in" fo:border="none"/>
    </style:style>
    <style:style style:name="P23" style:family="paragraph" style:parent-style-name="Heading_20_2">
      <style:paragraph-properties fo:margin-top="0in" fo:margin-bottom="0.1043in" style:contextual-spacing="false"/>
    </style:style>
    <style:style style:name="T1" style:family="text">
      <style:text-properties fo:font-weight="bold"/>
    </style:style>
    <style:style style:name="T2"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logout"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urses/1041401/assignments/3187479/submission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urses/1041401/assignments/3187479/submission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pplication">
        <text:section text:style-name="Sect1" text:name="wrapper-container">
          <text:section text:style-name="Sect1" text:name="wrapper">
            <text:section text:style-name="Sect1" text:name="main">
              <text:section text:style-name="Sect1" text:name="not_right_side">
                <text:section text:style-name="Sect1" text:name="content-wrapper">
                  <text:section text:style-name="Sect1" text:name="content">
                    <text:section text:style-name="Sect1" text:name="assignment_show">
                      <text:h text:style-name="Heading_20_1" text:outline-level="1">Building a Data Exploration Tool </text:h>
                      <text:list xml:id="list8773213810084557049" text:style-name="L8">
                        <text:list-item>
                          <text:p text:style-name="P12">Due Wednesday by 5:30pm </text:p>
                        </text:list-item>
                        <text:list-item>
                          <text:p text:style-name="P12">Points 100 </text:p>
                        </text:list-item>
                        <text:list-item>
                          <text:p text:style-name="P6">Submitting a website url </text:p>
                        </text:list-item>
                      </text:list>
                      <text:h text:style-name="Heading_20_3" text:outline-level="3">Overview</text:h>
                      <text:p text:style-name="Text_20_body">Interactive data visualization tools often provide users with the ability to specify the data they would like to see, as well as the visual encodings they would like to use. In this assignment, you'll design and build an interactive data exploration tool using D3. This will provide you with the opportunity to demonstrate your knowledge of visualization principles, while familiarizing yourself with best practices for programmatically building reusable charting components.</text:p>
                      <text:p text:style-name="Text_20_body">Finding code for any chart type using D3 is rather straightforward, but structuring that code so that it is simple to change the data being displayed (through animated transitions) is more challenging. Your work will be assessed by the effectiveness of your visual layout, as well as the reusability and clarity of the code used to produce the graphic. In order to perform this assignment, you should be comfortable with all modules through module 8 on the <text:a xlink:type="simple" xlink:href="https://github.com/INFO-474" office:target-frame-name="_blank" xlink:show="new">GitHub</text:a> page.</text:p>
                      <text:h text:style-name="Heading_20_3" text:outline-level="3">Data</text:h>
                      <text:p text:style-name="Text_20_body">For this assignment, you are free to work with a dataset of your choice. You should carefully consider your choice of dataset to ensure it lends itself to a variety of comparisons. I suggest you seek out a dataset with a modest number of observations (&lt; 5K) with a number of quantitative features for each observation. This would allow you to select which features to visually encode, and perhaps to filter down your observations. For example, each observation may be a city in Washington state, and you may have multiple measures for each county (population, education, income, temperature, elevation, year, etc.), and you also may want to filter them to focus on a particular set of elements.</text:p>
                      <text:h text:style-name="Heading_20_3" text:outline-level="3">Visualization</text:h>
                      <text:p text:style-name="Text_20_body">You should choose <text:span text:style-name="Emphasis"><text:span text:style-name="Strong_20_Emphasis">one visual layout</text:span></text:span> (i.e., chart type) in which to display your data. For example, you may choose a two-dimensional space in which you want to compare different values for each observation. You should programmatically build this visualization such that it can seamlessly update the data that is being displayed. Following the lessons in the technical learning modules, you should be able to construct a reusable pattern for any chart type. </text:p>
                      <text:h text:style-name="Heading_20_3" text:outline-level="3">Visualization Control</text:h>
                      <text:p text:style-name="Text_20_body">In addition to building a single visual layout, you will create <text:span text:style-name="Emphasis"><text:span text:style-name="Strong_20_Emphasis">at least two elements</text:span></text:span> for controlling which data is being visualized, and how. This will allow you to test how well your layout handles <text:soft-page-break/>updates to the data or visual encodings. For example, you may want to select which subset of data is being displayed, or which feature of your data you are encoding with a property like color. The tools that you choose are up to you, though we expect them to align with modern standards for the given element type (buttons, drop-downs, sliders, etc.). Note, creating controls is a process that both expands and restricts possible insights. For example, choosing to allow your user to choose which gender is portrayed in a graphic is also a choice <text:span text:style-name="Emphasis"><text:span text:style-name="Strong_20_Emphasis">not</text:span></text:span> to make comparisons between genders. You should defend these choices in your tool description (see below).</text:p>
                      <text:h text:style-name="Heading_20_3" text:outline-level="3">Tool Description</text:h>
                      <text:p text:style-name="Text_20_body">In your Readme.md file of your GitHub repository, you must provide a detailed defense of your choice of visual encodings and control features. For your visual layout, describe why it is an optimal choice for expressing your data (~ 1 paragraph). Then, for each controlling element, detail how it enables your user to ask different questions (~1 paragraph). You should include specific examples of insights you discovered through the use of these tools. </text:p>
                      <text:h text:style-name="Heading_20_3" text:outline-level="3">Submission</text:h>
                      <text:p text:style-name="Text_20_body">Please submit a GitHub URL as your submission. In your Readme.md file, you <text:span text:style-name="Strong_20_Emphasis">must include a link</text:span> to a live version of the visualization, either on your student server or another web server. </text:p>
                    </text:section>
                    <text:section text:style-name="Sect1" text:name="submit_assignment">
                      <text:p text:style-name="Text_20_body"/>
                    </text:section>
                  </text:section>
                </text:section>
              </text:section>
            </text:section>
          </text:section>
        </text:section>
      </text:section>
      <text:section text:style-name="Sect1" text:name="Section1">
        <text:section text:style-name="Sect1" text:name="Section2">
          <text:section text:style-name="Sect1" text:name="Section3">
            <text:section text:style-name="Sect1" text:name="Section4">
              <text:section text:style-name="Sect1" text:name="Section5">
                <text:section text:style-name="Sect1" text:name="Section6">
                  <text:section text:style-name="Sect1" text:name="Section7">
                    <text:section text:style-name="Sect1" text:name="rubrics">
                      <text:section text:style-name="Sect1" text:name="rubric_186318">
                        <text:h text:style-name="P23" text:outline-level="2">Rubric</text:h>
                        <text:p text:style-name="P14">Data Exploration Tool </text:p>
                        <text:p text:style-name="P13">Data Exploration Tool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Criteria</text:p>
                              </table:table-cell>
                              <table:table-cell table:style-name="Table4.A1" office:value-type="string">
                                <text:p text:style-name="Table_20_Heading">Ratings</text:p>
                              </table:table-cell>
                              <table:table-cell table:style-name="Table4.A1" office:value-type="string">
                                <text:p text:style-name="Table_20_Heading">Pts<text:bookmark text:name="criterion_186318_883"/></text:p>
                              </table:table-cell>
                              <table:table-cell table:style-name="Table4.D4" office:value-type="string">
                                <text:p text:style-name="P18"/>
                              </table:table-cell>
                            </table:table-row>
                          </table:table-header-rows>
                          <table:table-row>
                            <table:table-cell table:style-name="Table4.A1" office:value-type="string">
                              <text:p text:style-name="Table_20_Contents">Visualization design </text:p>
                              <text:p text:style-name="Table_20_Contents"><text:a xlink:type="simple" xlink:href="https://canvas.uw.edu/courses/1041401/assignments/3187479#">view longer description</text:a> </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text:bookmark text:name="rating_blank"/>Excellent description + use of visual encodings to express data</text:p>
                                    <text:p text:style-name="Table_20_Contents">40 pts <text:bookmark text:name="rating_186318_6273"/></text:p>
                                  </table:table-cell>
                                  <table:table-cell table:style-name="Table5.A1" office:value-type="string">
                                    <text:p text:style-name="Table_20_Contents">Description was somewhat unclear, room for improvement</text:p>
                                    <text:p text:style-name="Table_20_Contents">35 pts <text:bookmark text:name="rating_186318_2735"/></text:p>
                                  </table:table-cell>
                                  <table:table-cell table:style-name="Table5.A1" office:value-type="string">
                                    <text:p text:style-name="Table_20_Contents">Rationale was unclear, or design could be improved</text:p>
                                    <text:p text:style-name="Table_20_Contents">30 pts <text:bookmark text:name="rating_186318_4603"/></text:p>
                                  </table:table-cell>
                                  <table:table-cell table:style-name="Table5.A1" office:value-type="string">
                                    <text:p text:style-name="Table_20_Contents">Multiple issues with design or defense</text:p>
                                    <text:p text:style-name="Table_20_Contents">25 pts <text:bookmark text:name="rating_blank_2"/></text:p>
                                  </table:table-cell>
                                  <table:table-cell table:style-name="Table5.A1" office:value-type="string">
                                    <text:p text:style-name="Table_20_Contents">No Marks</text:p>
                                    <text:p text:style-name="Table_20_Contents">0 pts </text:p>
                                  </table:table-cell>
                                </table:table-row>
                              </table:table>
                              <text:p text:style-name="Table_20_Contents"/>
                            </table:table-cell>
                            <table:table-cell table:style-name="Table4.A1" office:value-type="string">
                              <text:p text:style-name="P18"/>
                            </table:table-cell>
                            <table:table-cell table:style-name="Table4.A1" office:value-type="string">
                              <text:p text:style-name="Table_20_Contents">40 pts<text:bookmark text:name="criterion_186318_9366"/></text:p>
                            </table:table-cell>
                            <table:table-cell table:style-name="Table4.D4" office:value-type="string">
                              <text:p text:style-name="P18"/>
                            </table:table-cell>
                          </table:table-row>
                          <table:table-row>
                            <table:table-cell table:style-name="Table4.A1" office:value-type="string">
                              <text:p text:style-name="Table_20_Contents">Reusable code structure </text:p>
                              <text:p text:style-name="Table_20_Contents"><text:a xlink:type="simple" xlink:href="https://canvas.uw.edu/courses/1041401/assignments/3187479#">view longer description</text:a>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ext:bookmark text:name="rating_186318_8829"/>Clearly leveraged D3 reusable code structure</text:p>
                                    <text:p text:style-name="Table_20_Contents">30 pts <text:bookmark text:name="rating_186318_6036"/></text:p>
                                  </table:table-cell>
                                  <table:table-cell table:style-name="Table6.A1" office:value-type="string">
                                    <text:p text:style-name="Table_20_Contents">A few components were unclear or undocumented</text:p>
                                    <text:p text:style-name="Table_20_Contents">28 pts <text:bookmark text:name="rating_186318_2417"/></text:p>
                                  </table:table-cell>
                                  <table:table-cell table:style-name="Table6.A1" office:value-type="string">
                                    <text:p text:style-name="Table_20_Contents">Code structure was somewhat improperly implemented</text:p>
                                    <text:p text:style-name="Table_20_Contents">25 pts <text:bookmark text:name="rating_186318_7207"/></text:p>
                                  </table:table-cell>
                                  <table:table-cell table:style-name="Table6.A1" office:value-type="string">
                                    <text:p text:style-name="Table_20_Contents">Functions were present, but structure was lacking</text:p>
                                    <text:p text:style-name="Table_20_Contents">20 pts <text:bookmark text:name="rating_186318_6861"/></text:p>
                                  </table:table-cell>
                                  <table:table-cell table:style-name="Table6.A1" office:value-type="string">
                                    <text:p text:style-name="Table_20_Contents">Code was not reusable</text:p>
                                    <text:p text:style-name="Table_20_Contents">0 pts </text:p>
                                  </table:table-cell>
                                </table:table-row>
                              </table:table>
                              <text:p text:style-name="Table_20_Contents"/>
                            </table:table-cell>
                            <table:table-cell table:style-name="Table4.A1" office:value-type="string">
                              <text:p text:style-name="P18"/>
                            </table:table-cell>
                            <table:table-cell table:style-name="Table4.A1" office:value-type="string">
                              <text:p text:style-name="Table_20_Contents">30 pts<text:bookmark text:name="criterion_186318_1247"/></text:p>
                            </table:table-cell>
                            <table:table-cell table:style-name="Table4.D4" office:value-type="string">
                              <text:p text:style-name="P18"/>
                            </table:table-cell>
                          </table:table-row>
                          <table:table-row>
                            <table:table-cell table:style-name="Table4.A1" office:value-type="string">
                              <text:p text:style-name="Table_20_Contents">Visualization Controls </text:p>
                              <text:p text:style-name="Table_20_Contents"><text:soft-page-break/><text:a xlink:type="simple" xlink:href="https://canvas.uw.edu/courses/1041401/assignments/3187479#">view longer description</text:a>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xt:bookmark text:name="rating_186318_6326"/>Created modern controls that update visualization</text:p>
                                    <text:p text:style-name="Table_20_Contents">30 pts <text:bookmark text:name="rating_186318_571"/></text:p>
                                  </table:table-cell>
                                  <table:table-cell table:style-name="Table7.A1" office:value-type="string">
                                    <text:p text:style-name="Table_20_Contents">Modern design standards were not used</text:p>
                                    <text:p text:style-name="Table_20_Contents">25 pts <text:bookmark text:name="rating_186318_7640"/></text:p>
                                  </table:table-cell>
                                  <table:table-cell table:style-name="Table7.A1" office:value-type="string">
                                    <text:p text:style-name="Table_20_Contents">Controls do not properly update the chart</text:p>
                                    <text:p text:style-name="Table_20_Contents">20 pts <text:bookmark text:name="rating_186318_4269"/></text:p>
                                  </table:table-cell>
                                  <table:table-cell table:style-name="Table7.A1" office:value-type="string">
                                    <text:p text:style-name="Table_20_Contents">Controls not present</text:p>
                                    <text:p text:style-name="Table_20_Contents">0 pts </text:p>
                                  </table:table-cell>
                                </table:table-row>
                              </table:table>
                              <text:p text:style-name="Table_20_Contents"/>
                            </table:table-cell>
                            <table:table-cell table:style-name="Table4.A1" office:value-type="string">
                              <text:p text:style-name="P18"/>
                            </table:table-cell>
                            <table:table-cell table:style-name="Table4.A1" office:value-type="string">
                              <text:p text:style-name="Table_20_Contents">30 <text:soft-page-break/>pts</text:p>
                            </table:table-cell>
                            <table:table-cell table:style-name="Table4.D4" office:value-type="string">
                              <text:p text:style-name="P18"/>
                            </table:table-cell>
                          </table:table-row>
                          <table:table-row>
                            <table:table-cell table:style-name="Table4.A1" table:number-columns-spanned="4" office:value-type="string">
                              <text:p text:style-name="P22">Total Points: 100 </text:p>
                            </table:table-cell>
                            <table:covered-table-cell/>
                            <table:covered-table-cell/>
                            <table:covered-table-cell/>
                          </table:table-row>
                        </table:table>
                      </text:section>
                    </text:section>
                  </text:section>
                </text:section>
                <text:section text:style-name="Sect1" text:name="right-side-wrapper">
                  <text:p text:style-name="Text_20_body"/>
                  <text:section text:style-name="Sect1" text:name="sidebar_content">
                    <text:p text:style-name="Text_20_body"/>
                  </text:section>
                </text:section>
              </text:section>
            </text:section>
            <text:p text:style-name="Text_20_body"><text:a xlink:type="simple" xlink:href="http://www.instructure.com/">By Instructure </text:a><text:bookmark text:name="footer-links"/><text:a xlink:type="simple" xlink:href="http://eepurl.com/1LSkT" office:target-frame-name="_blank" xlink:show="new">User Research</text:a> <text:a xlink:type="simple" xlink:href="http://help.instructure.com/">Help</text:a> <text:a xlink:type="simple" xlink:href="https://canvas.uw.edu/privacy_policy">Privacy policy</text:a> <text:a xlink:type="simple" xlink:href="https://canvas.uw.edu/terms_of_use">Terms of service</text:a> <text:a xlink:type="simple" xlink:href="http://facebook.com/instructure">Facebook</text:a> <text:a xlink:type="simple" xlink:href="http://twitter.com/instructure">Twitter</text:a> </text:p>
          </text:section>
        </text:section>
        <text:section text:style-name="Sect1" text:name="aria_alerts">
          <text:p text:style-name="Text_20_body"/>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Nimbus Roman No9 L" fo:font-family="'Nimbus Roman No9 L'"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imbus Roman No9 L" fo:font-family="'Nimbus Roman No9 L'"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fox </meta:initial-creator>
    <meta:creation-date>2016-04-23T22:46:28.972524453</meta:creation-date>
    <dc:date>2016-04-23T22:48:43.688473045</dc:date>
    <dc:creator>bluefox </dc:creator>
    <meta:editing-duration>P0D</meta:editing-duration>
    <meta:editing-cycles>1</meta:editing-cycles>
    <meta:document-statistic meta:table-count="4" meta:image-count="0" meta:object-count="0" meta:page-count="3" meta:paragraph-count="62" meta:word-count="778" meta:character-count="4751" meta:non-whitespace-character-count="4007"/>
    <meta:generator>LibreOffice/4.2.8.2$Linux_X86_64 LibreOffice_project/420m0$Build-2</meta:generator>
  </office:meta>
</office:document-meta>
</file>